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1.308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<text:s/>Datasheet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8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19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20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21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2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3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4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5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6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7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8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29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0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31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32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3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4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5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6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7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38</text:p>
          </table:table-cell>
          <table:table-cell office:value-type="string">
            <text:p>10uF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C39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40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41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43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5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6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7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8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0nF</text:p>
          </table:table-cell>
          <table:table-cell office:value-type="string">
            <text:p>Capacitors_SMD:C_0603_HandSoldering</text:p>
          </table:table-cell>
          <table:table-cell/>
        </table:table-row>
        <table:table-row table:style-name="ro1">
          <table:table-cell office:value-type="string">
            <text:p>IC1</text:p>
          </table:table-cell>
          <table:table-cell office:value-type="string">
            <text:p>AP3417C</text:p>
          </table:table-cell>
          <table:table-cell office:value-type="string">
            <text:p>TO_SOT_Packages_SMD:TSOT-23-5_HandSoldering</text:p>
          </table:table-cell>
          <table:table-cell/>
        </table:table-row>
        <table:table-row table:style-name="ro1">
          <table:table-cell office:value-type="string">
            <text:p>IC2</text:p>
          </table:table-cell>
          <table:table-cell office:value-type="string">
            <text:p>AP3417C</text:p>
          </table:table-cell>
          <table:table-cell office:value-type="string">
            <text:p>TO_SOT_Packages_SMD:TSOT-23-5_HandSoldering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2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3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4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5</text:p>
          </table:table-cell>
          <table:table-cell office:value-type="string">
            <text:p>2.2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6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7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8</text:p>
          </table:table-cell>
          <table:table-cell office:value-type="string">
            <text:p>10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L9</text:p>
          </table:table-cell>
          <table:table-cell office:value-type="string">
            <text:p>2.2uH</text:p>
          </table:table-cell>
          <table:table-cell office:value-type="string">
            <text:p>Capacitors_SMD:C_0805_HandSoldering</text:p>
          </table:table-cell>
          <table:table-cell/>
        </table:table-row>
        <table:table-row table:style-name="ro1">
          <table:table-cell office:value-type="string">
            <text:p>P1</text:p>
          </table:table-cell>
          <table:table-cell office:value-type="string">
            <text:p>CONN_02X16</text:p>
          </table:table-cell>
          <table:table-cell office:value-type="string">
            <text:p>Pin_Headers:Pin_Header_Straight_2x16_Pitch2.54mm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office:value-type="string">
            <text:p>JTAG</text:p>
          </table:table-cell>
          <table:table-cell office:value-type="string">
            <text:p>Pin_Headers:Pin_Header_Angled_2x05_Pitch2.54mm</text:p>
          </table:table-cell>
          <table:table-cell/>
        </table:table-row>
        <table:table-row table:style-name="ro1">
          <table:table-cell office:value-type="string">
            <text:p>P3</text:p>
          </table:table-cell>
          <table:table-cell office:value-type="string">
            <text:p>POWER</text:p>
          </table:table-cell>
          <table:table-cell office:value-type="string">
            <text:p>Pin_Headers:Pin_Header_Straight_1x02_Pitch2.54mm</text:p>
          </table:table-cell>
          <table:table-cell/>
        </table:table-row>
        <table:table-row table:style-name="ro1">
          <table:table-cell office:value-type="string">
            <text:p>P4</text:p>
          </table:table-cell>
          <table:table-cell office:value-type="string">
            <text:p>HDMI-A</text:p>
          </table:table-cell>
          <table:table-cell office:value-type="string">
            <text:p>footprints:FCI_10029449-11-5B13-5DRLF</text:p>
          </table:table-cell>
          <table:table-cell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0</text:p>
          </table:table-cell>
          <table:table-cell office:value-type="string">
            <text:p>887 1%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office:value-type="string">
            <text:p>2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2</text:p>
          </table:table-cell>
          <table:table-cell office:value-type="string">
            <text:p>2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4</text:p>
          </table:table-cell>
          <table:table-cell office:value-type="string">
            <text:p>2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5</text:p>
          </table:table-cell>
          <table:table-cell office:value-type="string">
            <text:p>2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7</text:p>
          </table:table-cell>
          <table:table-cell office:value-type="string">
            <text:p>200k 1%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18</text:p>
          </table:table-cell>
          <table:table-cell office:value-type="string">
            <text:p>100k 1%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8</text:p>
          </table:table-cell>
          <table:table-cell office:value-type="string">
            <text:p>450k 1%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R9</text:p>
          </table:table-cell>
          <table:table-cell office:value-type="string">
            <text:p>100k 1%</text:p>
          </table:table-cell>
          <table:table-cell office:value-type="string">
            <text:p>Resistors_SMD:R_0805_HandSoldering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10M08SCE144C8G</text:p>
          </table:table-cell>
          <table:table-cell office:value-type="string">
            <text:p>footprints:QFP_144_GND</text:p>
          </table:table-cell>
          <table:table-cell/>
        </table:table-row>
        <table:table-row table:style-name="ro1">
          <table:table-cell office:value-type="string">
            <text:p>U2</text:p>
          </table:table-cell>
          <table:table-cell office:value-type="string">
            <text:p>LFSPXO025560</text:p>
          </table:table-cell>
          <table:table-cell office:value-type="string">
            <text:p>Crystals:Crystal_SMD_EuroQuartz_MT-4pin_3.2x2.5mm_HandSoldering</text:p>
          </table:table-cell>
          <table:table-cell/>
        </table:table-row>
        <table:table-row table:style-name="ro1">
          <table:table-cell office:value-type="string">
            <text:p>U3</text:p>
          </table:table-cell>
          <table:table-cell office:value-type="string">
            <text:p>ADV7513</text:p>
          </table:table-cell>
          <table:table-cell office:value-type="string">
            <text:p>Housings_QFP:LQFP-64-1EP_10x10mm_Pitch0.5mm</text:p>
          </table:table-cell>
          <table:table-cell/>
        </table:table-row>
      </table:table>
      <table:table table:name="Tabelle1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database-ranges>
        <table:database-range table:target-range-address="Tabelle1_2.A1:Tabelle1_2.D7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29.04.2017</text:date>, <text:time>21:49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21:46:49.41</meta:creation-date>
    <dc:date>2017-04-29T21:49:07.90</dc:date>
    <meta:editing-duration>PT2M28S</meta:editing-duration>
    <meta:editing-cycles>1</meta:editing-cycles>
    <meta:document-statistic meta:table-count="4" meta:cell-count="235" meta:object-count="0"/>
    <meta:generator>OpenOffice/4.1.1$Win32 OpenOffice.org_project/411m6$Build-9775</meta:generator>
  </office:meta>
</office:document-meta>
</file>